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rls. <text:s/>I've never known exactly what to say, even if I find one really pretty and I know all that can come out of my mouth is good things. <text:s/>It's just really easy to appear creepy, <text:span text:style-name="T1">especially</text:span> when you're saying nice things. <text:s/>Pretty girls, they've always got someone saying this or that to them. <text:s/>Its really a hard business getting in good with them. <text:s/></text:p>
      <text:p text:style-name="P1">I was talking about girls with my friend Ben one night. <text:s/>He's a really simple guy – I don't mean that like he's stupid or something, more like he just doesn't have any furniture. <text:s/>His place is pretty small but still, all he's got is this card table that we sit and drink at. <text:s/>“I like 'em all American,” he said, “Blonde, blue eyes, big boobs.” <text:s/>I tell him that's nice, that I'm not exactly sure what it is I'm about. <text:s/>“I just know it when I meet her.” <text:s/>I said. <text:s/>Ben's divorced, he's not quite thirty. <text:s/>I have to think something like that'll mess with you. <text:s/>I think that's the reason he doesn't have any furniture. <text:s/>Not because his ex-wife's got all his money, that's not the case. <text:s/>I just think, that after having love like that, especially so young, it's probably easy to get disillusioned. <text:s/>I mean, if love's not perfect, what is? <text:s/>Why even bother with anything else, if the best aspect of life isn't even that great? <text:s/>That's the line of thinking I think, at least in my opinion. <text:s/>You'd have to ask Ben, we didn't really get into it. <text:s/>I feel like him sometimes though, even though I've never been married. <text:s/>What if all this hope I'm carrying is just going to go to waste? <text:s/>What if “not exactly depressed” is the best I'm going to get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0:10:45</meta:creation-date>
    <dc:date>2009-07-26T14:14:33</dc:date>
    <meta:editing-duration>PT05H41M03S</meta:editing-duration>
    <meta:editing-cycles>76</meta:editing-cycles>
    <meta:generator>NeoOffice/3.0$Unix OpenOffice.org_project/Patch 5</meta:generator>
    <meta:document-statistic meta:table-count="0" meta:image-count="0" meta:object-count="0" meta:page-count="1" meta:paragraph-count="2" meta:word-count="300" meta:character-count="1587"/>
  </office:meta>
</office:document-meta>
</file>